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en" fo:country="US" fo:font-weight="bold" officeooo:rsid="001c6bde" officeooo:paragraph-rsid="001c6bde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Calibri" fo:language="en" fo:country="US" fo:font-weight="normal" officeooo:rsid="001c6bde" officeooo:paragraph-rsid="001c6bde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language="en" fo:country="US" fo:font-weight="normal" officeooo:rsid="001ffa3b" officeooo:paragraph-rsid="001ffa3b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fo:language="en" fo:country="US" fo:font-weight="normal" officeooo:rsid="00270fb3" officeooo:paragraph-rsid="00270fb3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language="en" fo:country="US" fo:font-weight="normal" officeooo:rsid="002914bb" officeooo:paragraph-rsid="002914bb" style:font-weight-asian="normal" style:font-weight-complex="normal"/>
    </style:style>
    <style:style style:name="T1" style:family="text">
      <style:text-properties officeooo:rsid="001d86d7"/>
    </style:style>
    <style:style style:name="T2" style:family="text">
      <style:text-properties officeooo:rsid="00216d89"/>
    </style:style>
    <style:style style:name="T3" style:family="text">
      <style:text-properties officeooo:rsid="0022df45"/>
    </style:style>
    <style:style style:name="T4" style:family="text">
      <style:text-properties officeooo:rsid="00256e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list</text:p>
      <text:list xml:id="list4003771631" text:style-name="L2">
        <text:list-item>
          <text:p text:style-name="P2">UI</text:p>
          <text:list>
            <text:list-item>
              <text:p text:style-name="P2">Main UI</text:p>
              <text:list>
                <text:list-item>
                  <text:p text:style-name="P2">Add health bar</text:p>
                </text:list-item>
                <text:list-item>
                  <text:p text:style-name="P2">Add key collection bar/sprites</text:p>
                </text:list-item>
                <text:list-item>
                  <text:p text:style-name="P2">Add companion health bar</text:p>
                </text:list-item>
                <text:list-item>
                  <text:p text:style-name="P2">Add bar with equipped items</text:p>
                </text:list-item>
              </text:list>
            </text:list-item>
            <text:list-item>
              <text:p text:style-name="P2">Main Menu</text:p>
              <text:list>
                <text:list-item>
                  <text:p text:style-name="P2">Add “Options” button with sound and resolution settings</text:p>
                </text:list-item>
                <text:list-item>
                  <text:p text:style-name="P2">Change buttons’ appearance</text:p>
                </text:list-item>
                <text:list-item>
                  <text:p text:style-name="P2">Change background or tweak the existing one</text:p>
                  <text:p text:style-name="P2"/>
                </text:list-item>
              </text:list>
            </text:list-item>
          </text:list>
        </text:list-item>
        <text:list-item>
          <text:p text:style-name="P2">Game<text:span text:style-name="T4">p</text:span>lay</text:p>
          <text:list>
            <text:list-item>
              <text:p text:style-name="P2">Add inventory</text:p>
            </text:list-item>
            <text:list-item>
              <text:p text:style-name="P2">Add enemy types (not a priority since there are 2 different types already and there is randomness in their stats)</text:p>
            </text:list-item>
            <text:list-item>
              <text:p text:style-name="P2">Add different weapons (as a Weapon class with variables different for each weapon)</text:p>
            </text:list-item>
            <text:list-item>
              <text:p text:style-name="P2">Add pickups (torches, weapons from dead enemies)</text:p>
            </text:list-item>
            <text:list-item>
              <text:p text:style-name="P2">Add sound effects for attacking, getting damage, walking etc.</text:p>
            </text:list-item>
            <text:list-item>
              <text:p text:style-name="P2">Create enemy’s animation/visual effect for dying</text:p>
            </text:list-item>
            <text:list-item>
              <text:p text:style-name="P2">Add visual effect<text:span text:style-name="T1">s</text:span> for dealing damage, getting damage</text:p>
            </text:list-item>
            <text:list-item>
              <text:p text:style-name="P3">Add sprint functionality <text:span text:style-name="T3">(?)</text:span></text:p>
            </text:list-item>
            <text:list-item>
              <text:p text:style-name="P4">Add traps which trigger for enemies as well (fire, arrows, pits etc.)</text:p>
            </text:list-item>
            <text:list-item>
              <text:p text:style-name="P5">Add level up functional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36:33.338000000</meta:creation-date>
    <dc:date>2018-09-08T19:01:16.306000000</dc:date>
    <meta:editing-duration>PT10M48S</meta:editing-duration>
    <meta:editing-cycles>8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23" meta:word-count="149" meta:character-count="818" meta:non-whitespace-character-count="713"/>
  </office:meta>
</office:document-meta>
</file>